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blem Statement: Supply Chain and Logistics Optimization</text:span></text:h>
      <text:p text:style-name="Text_20_body"><text:span text:style-name="Strong_20_Emphasis">Title:</text:span> <text:span text:style-name="Strong_20_Emphasis">"Optimizing Supply Chain Routes and Logistics Efficiency Using Graph-Based Analysis"</text:span></text:p>
      <text:p text:style-name="Text_20_body"><text:span text:style-name="Strong_20_Emphasis">Background:</text:span><text:line-break/>In modern supply chain management, companies face challenges in efficiently delivering goods due to increasing demand, fluctuating fuel prices, traffic congestion, and the need for cost-effective routing. Traditional routing methods often fail to account for dynamic real-world conditions such as road closures, demand fluctuations, and weather conditions, leading to <text:span text:style-name="Strong_20_Emphasis">delayed deliveries, increased costs, and inefficiencies in distribution networks</text:span>.</text:p>
      <text:p text:style-name="Text_20_body"><text:span text:style-name="Strong_20_Emphasis">Problem Definition:</text:span><text:line-break/>Given a <text:span text:style-name="Strong_20_Emphasis">network of cities, warehouses, and distribution centers</text:span> connected by <text:span text:style-name="Strong_20_Emphasis">roads, highways, and railway routes</text:span>, we aim to <text:span text:style-name="Strong_20_Emphasis">optimize the supply chain</text:span> by:</text:p>
      <text:list text:style-name="L1">
        <text:list-item>
          <text:p text:style-name="P1">Finding the most <text:span text:style-name="Strong_20_Emphasis">cost-effective</text:span> and <text:span text:style-name="Strong_20_Emphasis">fastest</text:span> routes for transportation.</text:p>
        </text:list-item>
        <text:list-item>
          <text:p text:style-name="P1">Reducing overall <text:span text:style-name="Strong_20_Emphasis">fuel consumption</text:span> and <text:span text:style-name="Strong_20_Emphasis">logistics costs</text:span>.</text:p>
        </text:list-item>
        <text:list-item>
          <text:p text:style-name="P1">Improving delivery <text:span text:style-name="Strong_20_Emphasis">time predictions</text:span> using historical traffic data.</text:p>
        </text:list-item>
        <text:list-item>
          <text:p text:style-name="P1">Identifying <text:span text:style-name="Strong_20_Emphasis">bottlenecks</text:span> and <text:span text:style-name="Strong_20_Emphasis">high-risk zones</text:span> in the supply chain.</text:p>
        </text:list-item>
      </text:list>
      <text:p text:style-name="Text_20_body"><text:span text:style-name="Strong_20_Emphasis">Proposed Approach:</text:span><text:line-break/>We model the supply chain as a <text:span text:style-name="Strong_20_Emphasis">graph</text:span>, where:</text:p>
      <text:list text:style-name="L2">
        <text:list-item>
          <text:p text:style-name="P2"><text:span text:style-name="Strong_20_Emphasis">Nodes</text:span> represent <text:span text:style-name="Strong_20_Emphasis">cities, warehouses, and delivery points</text:span>.</text:p>
        </text:list-item>
        <text:list-item>
          <text:p text:style-name="P2"><text:span text:style-name="Strong_20_Emphasis">Edges</text:span> represent <text:span text:style-name="Strong_20_Emphasis">transportation routes</text:span> (roads, railways, sea, air).</text:p>
        </text:list-item>
        <text:list-item>
          <text:p text:style-name="P2"><text:span text:style-name="Strong_20_Emphasis">Weights</text:span> represent factors like <text:span text:style-name="Strong_20_Emphasis">distance, cost, fuel consumption, congestion, and risk factors</text:span>.</text:p>
        </text:list-item>
      </text:list>
      <text:p text:style-name="Text_20_body">Using graph algorithms such as <text:span text:style-name="Strong_20_Emphasis">Dijkstra’s Algorithm, A</text:span>* Search, Minimum Spanning Tree, and Betweenness Centrality**, we aim to optimize supply chain logistics for <text:span text:style-name="Strong_20_Emphasis">faster, cheaper, and more reliable</text:span> transportation.</text:p>
      <text:p text:style-name="Text_20_body"><text:span text:style-name="Strong_20_Emphasis">Expected Outcome:</text:span></text:p>
      <text:list text:style-name="L3">
        <text:list-item>
          <text:p text:style-name="P3"><text:span text:style-name="Strong_20_Emphasis">Optimized route planning</text:span> for delivery vehicles.</text:p>
        </text:list-item>
        <text:list-item>
          <text:p text:style-name="P3"><text:span text:style-name="Strong_20_Emphasis">Reduced operational costs</text:span> by minimizing transportation inefficiencies.</text:p>
        </text:list-item>
        <text:list-item>
          <text:p text:style-name="P3"><text:span text:style-name="Strong_20_Emphasis">Improved supply chain resilience</text:span> by identifying and mitigating potential disruptions.</text:p>
        </text:list-item>
        <text:list-item>
          <text:p text:style-name="P3"><text:span text:style-name="Strong_20_Emphasis">Faster deliveries</text:span> and enhanced customer satisfaction in e-commerce and logistics operations.</text:p>
        </text:list-item>
      </text:list>
      <text:p text:style-name="Horizontal_20_Line"/>
      <text:h text:style-name="Heading_20_3" text:outline-level="3">Problem Statement: Tourism Recommendation System</text:h>
      <text:p text:style-name="Text_20_body">Title: "Personalized Travel Recommendations Using Graph-Based Destination Analysis"</text:p>
      <text:p text:style-name="Text_20_body"><text:soft-page-break/>Background:<text:line-break/>Tourists often struggle to find the best travel routes, attractions, and experiences based on their interests, budget, and available time. Generic travel platforms fail to provide personalized and optimized itineraries, leading to suboptimal travel experiences and missed opportunities.</text:p>
      <text:p text:style-name="Text_20_body">Problem Definition:<text:line-break/>Given a network of tourist destinations, hotels, restaurants, and travel routes, we aim to develop a graph-based recommendation system that:</text:p>
      <text:list text:style-name="L4">
        <text:list-item>
          <text:p text:style-name="P4">Suggests optimized travel routes based on budget, time, and user preferences.</text:p>
        </text:list-item>
        <text:list-item>
          <text:p text:style-name="P4">Recommends places of interest based on historical data and user similarity.</text:p>
        </text:list-item>
        <text:list-item>
          <text:p text:style-name="P4">Provides real-time updates on traffic, weather, and availability.</text:p>
        </text:list-item>
        <text:list-item>
          <text:p text:style-name="P4">Identifies hidden gems and offbeat locations that users might not typically explore.</text:p>
        </text:list-item>
      </text:list>
      <text:p text:style-name="Text_20_body">Proposed Approach:<text:line-break/>We model tourism as a graph, where:</text:p>
      <text:list text:style-name="L5">
        <text:list-item>
          <text:p text:style-name="P5">Nodes represent cities, attractions, hotels, restaurants, and transportation hubs.</text:p>
        </text:list-item>
        <text:list-item>
          <text:p text:style-name="P5">Edges represent travel routes (roads, flights, trains, ferries).</text:p>
        </text:list-item>
        <text:list-item>
          <text:p text:style-name="P5">Weights are determined based on distance, cost, user ratings, popularity, and travel time.</text:p>
        </text:list-item>
      </text:list>
      <text:p text:style-name="Text_20_body">Using algorithms like <text:span text:style-name="Strong_20_Emphasis">PageRank, Collaborative Filtering, Shortest Path (Dijkstra’s/A</text:span>*), and Community Detection**, we provide personalized travel recommendations and itinerary planning.</text:p>
      <text:p text:style-name="Text_20_body">Expected Outcome:</text:p>
      <text:list text:style-name="L6">
        <text:list-item>
          <text:p text:style-name="P6">Highly optimized travel plans tailored to individual preferences.</text:p>
        </text:list-item>
        <text:list-item>
          <text:p text:style-name="P6">Improved user satisfaction through personalized and efficient travel recommendations.</text:p>
        </text:list-item>
        <text:list-item>
          <text:p text:style-name="P6">Boost in tourism revenue by promoting lesser-known destinations.</text:p>
        </text:list-item>
        <text:list-item>
          <text:p text:style-name="P6">Minimized travel costs by suggesting cost-effective travel routes and accommodation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0:59:46.340316321</meta:creation-date>
    <dc:date>2025-02-22T11:00:15.595853894</dc:date>
    <meta:editing-duration>PT29S</meta:editing-duration>
    <meta:editing-cycles>1</meta:editing-cycles>
    <meta:generator>LibreOffice/24.2.7.2$Linux_X86_64 LibreOffice_project/420$Build-2</meta:generator>
    <meta:document-statistic meta:table-count="0" meta:image-count="0" meta:object-count="0" meta:page-count="2" meta:paragraph-count="36" meta:word-count="473" meta:character-count="3543" meta:non-whitespace-character-count="3128"/>
  </office:meta>
</office:document-meta>
</file>